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onzept Recordausgabe über DisplayTTY.cpp</text:p>
      <text:p text:style-name="Standard"><text:initial-creator/></text:p>
      <text:p text:style-name="Standard"/>
      <text:p text:style-name="Standard">Um eine Textausgabe auf der SecondoTTYBDB - Konsole für Abfrageergebnisse zu erzeugen, werden folgende Dateien benötigt: </text:p>
      <text:p text:style-name="Standard"/>
      <text:list xml:id="list346429774" text:style-name="L1">
        <text:list-item>
          <text:p text:style-name="P3">DisplayTTY.h </text:p>
        </text:list-item>
        <text:list-item>
          <text:p text:style-name="P3"><text:s text:c="2"/>NestedList.h </text:p>
        </text:list-item>
        <text:list-item>
          <text:p text:style-name="P3"><text:s text:c="2"/>NList.h </text:p>
        </text:list-item>
        <text:list-item>
          <text:p text:style-name="P3"><text:s text:c="2"/>SecondoInterfaces.h </text:p>
        </text:list-item>
        <text:list-item>
          <text:p text:style-name="P3"><text:s text:c="2"/>AlgebraTypes.h </text:p>
        </text:list-item>
        <text:list-item>
          <text:p text:style-name="P3"><text:s text:c="2"/>Base64.h </text:p>
        </text:list-item>
        <text:list-item>
          <text:p text:style-name="P3"><text:s text:c="2"/>CharTransform.h </text:p>
        </text:list-item>
        <text:list-item>
          <text:p text:style-name="P3"><text:s text:c="2"/>DisplayTTY.cpp </text:p>
        </text:list-item>
      </text:list>
      <text:p text:style-name="Standard"/>
      <text:p text:style-name="Standard">Die Programmierarbeit zur Lösung der Erweiterung der textbasierten Schnittstellen in Secondo für die RecordAlgebra ist jedoch nur in der DisplayTTY.cpp Datei vorzunehmen. </text:p>
      <text:p text:style-name="Standard">Im Gegensatz zur ersten Fachpraktikumsphase hat sich die DisplayTTY.h Datei geändert. In dieser müssen nun nicht mehr alle Displayklassen initialisiert werden. Die Initialisierung der jeweiligen Displayfunktion erfolgt ebenfalls in der DisplayTTY.cpp Datei.</text:p>
      <text:p text:style-name="Standard"/>
      <text:p text:style-name="Standard">Der Attributdatentyp Record ist ein zusammengesetzter Datentyp, d. h. er kann Elemente unterschiedlicher Typen enthalten. </text:p>
      <text:p text:style-name="Standard">Beispielsweise: let r1 = [const record (Obstsorte:string, Nummer:int, text:text adresse:record) value <text:s/>(„Banane“ 1234567 „hallo ich bin ein text“ rec4)]</text:p>
      <text:p text:style-name="Standard"/>
      <text:p text:style-name="Standard">Die Schwierigkeit der Aufgabe besteht darin, herauszufinden, welches Recordelement, welchen Typ besitzt. </text:p>
      <text:p text:style-name="Standard">Das ist für zusammengesetzte Attributdatentypen(Relationen, Tuple, Arrays) in der DisplayTTY.cpp bereits gelöst. </text:p>
      <text:p text:style-name="Standard">Für die eingebetteten Datentypen im Record wird die Funktion CallDisplayFunction aufgerufen. Diese Funktion besitzt vier Parameter, nämlich </text:p>
      <text:p text:style-name="Standard"/>
      <text:p text:style-name="Standard"/>
      <text:list xml:id="list1197551558" text:style-name="L2">
        <text:list-item>
          <text:p text:style-name="P4">idPair : enthält den Haupttypen, in dem Fall Record </text:p>
        </text:list-item>
        <text:list-item>
          <text:p text:style-name="P4">type: enthält die Typbeschreibung </text:p>
        </text:list-item>
        <text:list-item>
          <text:p text:style-name="P4">numType: dasselbe wie type, bei zusammengesetzten Datentypen steht </text:p>
          <text:p text:style-name="P4">hier allerdings ein Paar aus der AlgebraID und der TypID </text:p>
        </text:list-item>
        <text:list-item>
          <text:p text:style-name="P4">value: enthält eine nestedlist - Darstellung des Objektwertes </text:p>
        </text:list-item>
      </text:list>
      <text:p text:style-name="Standard"/>
      <text:p text:style-name="Standard">Anhand der übergebenen Parameter durchsucht die CallDisplayFunction eine Tabelle mit allen bekannten DisplayFunktionen und ruft bei einem Treffer die entsprechende Funktion auf. </text:p>
      <text:p text:style-name="Standard">Wird keine passende DisplayFunktion gefunden. so wird die Funktion DisplayGeneric aufgerufen. Der jeweilige Typ samt Wert wird in einer einfachen Textausgabe wiedergegeben. </text:p>
      <text:p text:style-name="Standard"/>
      <text:p text:style-name="Standard">Als Beispiel zur Erstellung der DisplayRecord-Funktion lässt sich also der bestehende Code für zusammengesetzte Attributdatentypen heranziehen. </text:p>
      <text:p text:style-name="P1"/>
      <text:p text:style-name="P1"/>
      <text:p text:style-name="P1"><text:soft-page-break/>Code mit Kommentar</text:p>
      <text:p text:style-name="P1"/>
      <text:p text:style-name="P7">struct DisplayRecords : DisplayFunction {</text:p>
      <text:p text:style-name="P7"><text:s text:c="8"/></text:p>
      <text:p text:style-name="P7"><text:s text:c="2"/>DisplayRecords() : DisplayFunction() {}</text:p>
      <text:p text:style-name="P7"/>
      <text:p text:style-name="P7"><text:s text:c="2"/>virtual void Display( ListExpr type, ListExpr numType, ListExpr value )</text:p>
      <text:p text:style-name="P7"><text:s text:c="2"/>{</text:p>
      <text:p text:style-name="P7"><text:s text:c="3"/></text:p>
      <text:p text:style-name="P7"><text:s text:c="4"/>/*cout &lt;&lt; "Generic Ausgabe";</text:p>
      <text:p text:style-name="P7"><text:s text:c="4"/>nl-&gt;WriteListExpr(type, cout);</text:p>
      <text:p text:style-name="P7"><text:s text:c="4"/>nl-&gt;WriteListExpr(value,cout);</text:p>
      <text:p text:style-name="P7"><text:s text:c="4"/>cout &lt;&lt; endl;</text:p>
      <text:p text:style-name="P7"><text:s text:c="4"/>cout &lt;&lt; "Ende Generic Ausgabe" &lt;&lt; endl; </text:p>
      <text:p text:style-name="P7"/>
      <text:p text:style-name="P7"><text:s text:c="4"/>*/</text:p>
      <text:p text:style-name="P7"/>
      <text:p text:style-name="P7"><text:s text:c="4"/>ListExpr recValue;</text:p>
      <text:p text:style-name="P7"/>
      <text:p text:style-name="P7"><text:s text:c="4"/>int elem = 1;</text:p>
      <text:p text:style-name="P7"><text:s text:c="4"/>cout &lt;&lt; "*************** BEGIN RECORD ***************" &lt;&lt; endl;</text:p>
      <text:p text:style-name="P7"><text:s text:c="4"/>cout &lt;&lt; nl-&gt;ToString(type) &lt;&lt; endl;</text:p>
      <text:p text:style-name="P7"/>
      <text:p text:style-name="P7"><text:s text:c="3"/>//Abfrage für das erste Element im Typ Record <text:s/></text:p>
      <text:p text:style-name="P7"/>
      <text:p text:style-name="P7"><text:s text:c="3"/>if(!nl-&gt;IsEmpty(type))</text:p>
      <text:p text:style-name="P7"><text:s text:c="4"/>{</text:p>
      <text:p text:style-name="P7"/>
      <text:p text:style-name="P7"><text:s text:c="6"/>recValue = value;</text:p>
      <text:p text:style-name="P7"><text:s text:c="6"/>cout &lt;&lt; "Record-Element: " &lt;&lt; elem++ &lt;&lt; endl;</text:p>
      <text:p text:style-name="P7"/>
      <text:p text:style-name="P7"><text:s text:c="6"/>// Ausgabe des Elementnamens</text:p>
      <text:p text:style-name="P7"/>
      <text:p text:style-name="P7"><text:s text:c="6"/>cout &lt;&lt; nl-&gt;ToString(nl-&gt;First(nl-&gt;Second(type))) &lt;&lt; ": ";</text:p>
      <text:p text:style-name="P7"><text:s text:c="5"/></text:p>
      <text:p text:style-name="P7"><text:s text:c="5"/>/* Ist das Recordelement ein nicht geschachtelter Typ wie z.B. String, Int, Bool, so wird </text:p>
      <text:p text:style-name="P7"><text:s text:c="8"/>die erste IF-Abfrage durchlaufen </text:p>
      <text:p text:style-name="P7"/>
      <text:p text:style-name="P7"><text:s text:c="5"/>*/</text:p>
      <text:p text:style-name="P7"/>
      <text:p text:style-name="P7"><text:s text:c="5"/>if(nl-&gt;IsAtom(nl-&gt;First(nl-&gt;Second(nl-&gt;Second(numType)))))</text:p>
      <text:p text:style-name="P7"><text:s text:c="6"/>{</text:p>
      <text:p text:style-name="P7"><text:s text:c="9"/>CallDisplayFunction(nl-&gt;Second(nl-&gt;Second(numType)), nl-&gt;Second(type), nl-&gt;Second(numType), nl-&gt;First(recValue));</text:p>
      <text:p text:style-name="P7"><text:s text:c="6"/>}</text:p>
      <text:p text:style-name="P7"><text:s text:c="6"/>// Wird durchlaufen, wenn das erste Recordelement verschachtelt ist</text:p>
      <text:p text:style-name="P7"/>
      <text:p text:style-name="P7"><text:s text:c="6"/>if(!nl-&gt;IsAtom(nl-&gt;First(nl-&gt;Second(nl-&gt;Second(numType)))))</text:p>
      <text:p text:style-name="P7"><text:s text:c="6"/>{</text:p>
      <text:p text:style-name="P7"><text:s text:c="9"/>CallDisplayFunction(nl-&gt;First(nl-&gt;Second(nl-&gt;Second(numType))), nl-&gt;Second(nl-<text:soft-page-break/>&gt;Second(type)), nl-&gt;Second(nl-&gt;Second(numType)), nl-&gt;First(recValue)); <text:s text:c="7"/></text:p>
      <text:p text:style-name="P7"><text:s text:c="6"/>}</text:p>
      <text:p text:style-name="P7"><text:s text:c="6"/>cout &lt;&lt; endl; <text:s text:c="5"/></text:p>
      <text:p text:style-name="P7"><text:s text:c="6"/>recValue = nl-&gt;Rest(recValue);</text:p>
      <text:p text:style-name="P7"><text:s text:c="6"/>type = nl-&gt;Rest(type);</text:p>
      <text:p text:style-name="P7"><text:s text:c="6"/>numType = nl-&gt;Rest(numType);</text:p>
      <text:p text:style-name="P7"><text:s text:c="6"/></text:p>
      <text:p text:style-name="P7"><text:s text:c="6"/>// Die while-Schleife durchläuft die Elemente 2 - n des Records</text:p>
      <text:p text:style-name="P7"/>
      <text:p text:style-name="P7"><text:s text:c="6"/>while(!nl-&gt;IsEmpty(nl-&gt;Rest(type)))</text:p>
      <text:p text:style-name="P7"><text:s text:c="6"/>{</text:p>
      <text:p text:style-name="P7"><text:s text:c="9"/>cout &lt;&lt; "Record-Element: " &lt;&lt; elem++ &lt;&lt; endl;</text:p>
      <text:p text:style-name="P7"><text:s text:c="9"/></text:p>
      <text:p text:style-name="P7"><text:s text:c="9"/>/* Die If-Abfragen unterscheiden wie oben, ob es sich um ein geschachteltes oder</text:p>
      <text:p text:style-name="P7"><text:s text:c="12"/>ungeschachteltes Element enthält </text:p>
      <text:p text:style-name="P7"/>
      <text:p text:style-name="P7"><text:s text:c="9"/>*/</text:p>
      <text:p text:style-name="P7"/>
      <text:p text:style-name="P7"><text:s text:c="9"/>if(nl-&gt;IsAtom(nl-&gt;First(nl-&gt;Second(nl-&gt;Second(numType)))))</text:p>
      <text:p text:style-name="P7"><text:s text:c="9"/>{</text:p>
      <text:p text:style-name="P7"><text:s text:c="13"/>cout &lt;&lt; nl-&gt;ToString(nl-&gt;First(nl-&gt;Second(type))) &lt;&lt; ": "; </text:p>
      <text:p text:style-name="P7"><text:s text:c="12"/>CallDisplayFunction(nl-&gt;Second(nl-&gt;Second(numType)), nl-&gt;Second(type), nl-&gt;Second(numType), nl-&gt;First(recValue));</text:p>
      <text:p text:style-name="P7"><text:s text:c="9"/>}</text:p>
      <text:p text:style-name="P7"><text:s text:c="9"/>if(!nl-&gt;IsAtom(nl-&gt;First(nl-&gt;Second(nl-&gt;Second(numType)))))</text:p>
      <text:p text:style-name="P7"><text:s text:c="9"/>{</text:p>
      <text:p text:style-name="P7"><text:s text:c="12"/>cout &lt;&lt; nl-&gt;ToString(nl-&gt;First(nl-&gt;Second(type))) &lt;&lt; ": ";</text:p>
      <text:p text:style-name="P7"><text:s text:c="12"/>CallDisplayFunction(nl-&gt;First(nl-&gt;Second(nl-&gt;Second(numType))), nl-&gt;Second(nl-&gt;Second(type)), nl-&gt;Second(nl-&gt;Second(numType)), nl-&gt;First(recValue));</text:p>
      <text:p text:style-name="P7"><text:s text:c="9"/>}</text:p>
      <text:p text:style-name="P7"><text:s text:c="9"/>cout &lt;&lt; endl;</text:p>
      <text:p text:style-name="P7"><text:s text:c="9"/>recValue = nl-&gt;Rest(recValue);</text:p>
      <text:p text:style-name="P7"><text:s text:c="9"/>type = nl-&gt;Rest(type);</text:p>
      <text:p text:style-name="P7"><text:s text:c="9"/>numType = nl-&gt;Rest(numType);</text:p>
      <text:p text:style-name="P7"><text:s text:c="7"/>}</text:p>
      <text:p text:style-name="P7"><text:s text:c="5"/>}</text:p>
      <text:p text:style-name="P7"><text:s text:c="6"/>cout &lt;&lt; "*************** END RECORD *****************" &lt;&lt; endl;</text:p>
      <text:p text:style-name="P7"><text:s text:c="4"/>}</text:p>
      <text:p text:style-name="P7">}; </text:p>
      <text:p text:style-name="Standard"/>
      <text:p text:style-name="Standard"/>
      <text:p text:style-name="P1">Testfälle</text:p>
      <text:p text:style-name="Standard"/>
      <text:list xml:id="list1120934129" text:style-name="L3">
        <text:list-item>
          <text:p text:style-name="P5">alle vorhandenen Datentypen müssen geprüft werden, ob diese </text:p>
          <text:p text:style-name="P5">richtig angezeigt werden </text:p>
        </text:list-item>
        <text:list-item>
          <text:p text:style-name="P5">unbekannte Datentypen müssen geprüft werden, wie auf diese </text:p>
          <text:p text:style-name="P5">reagiert wird (bei unbekannten Typen </text:p>
          <text:p text:style-name="P5">immer wird die Generic Funktion aufgerufen, die dann eine einfache </text:p>
          <text:p text:style-name="P5">Textdarstellung übernimmt)</text:p>
        </text:list-item>
        <text:list-item>
          <text:p text:style-name="P5"><text:s text:c="3"/>Records in Records müssen geprüft werden </text:p>
        </text:list-item>
        <text:list-item>
          <text:p text:style-name="P5"><text:soft-page-break/><text:s text:c="3"/>Records in Relationen müssen geprüft werden</text:p>
        </text:list-item>
        <text:list-item>
          <text:p text:style-name="P5"><text:s text:c="3"/>Leere Records müssen als solche angezeigt werden können</text:p>
        </text:list-item>
        <text:list-item>
          <text:p text:style-name="P5">komplexe Datentypen in Records müssen geprüft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Autor: Janina Wasielewski <text:tab/>Version 1.2<text:tab/>Datum: 07.01.201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7T22:11:25</meta:creation-date>
    <dc:date>2010-01-07T20:04:57</dc:date>
    <meta:editing-duration>PT00H07M17S</meta:editing-duration>
    <meta:editing-cycles>3</meta:editing-cycles>
    <meta:generator>OpenOffice.org/3.0$Linux OpenOffice.org_project/300m21$Build-9319</meta:generator>
    <meta:document-statistic meta:table-count="0" meta:image-count="0" meta:object-count="0" meta:page-count="4" meta:paragraph-count="107" meta:word-count="585" meta:character-count="5366"/>
  </office:meta>
</office:document-meta>
</file>